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08T15:43:06.34</meta:creation-date>
    <dc:date>2011-12-20T11:19:08.21</dc:date>
    <dc:creator>Martin Vladić</dc:creator>
    <meta:editing-duration>PT1H45M59S</meta:editing-duration>
    <meta:editing-cycles>13</meta:editing-cycles>
    <meta:generator>OpenOffice.org/3.3$Win32 OpenOffice.org_project/330m20$Build-9567</meta:generator>
    <dc:title>Installation</dc:title>
    <meta:document-statistic meta:table-count="0" meta:image-count="0" meta:object-count="0" meta:page-count="1" meta:paragraph-count="2" meta:word-count="2" meta:character-count="15"/>
    <meta:user-defined meta:name="WebPublish_Post_Id">26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>Publish now</meta:user-defined>
  </office:meta>
</office:document-meta>
</file>